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99mm"/>
    </style:style>
    <style:style style:name="co2" style:family="table-column">
      <style:table-column-properties fo:break-before="auto" style:column-width="79.9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9.53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Eric Graham MacEachern's Dome House Specifications In Millimeters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iameter: 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Height: </text:p>
          </table:table-cell>
          <table:table-cell table:style-name="ce2" table:formula="of:=(12000/1.61803398874989)" office:value-type="float" office:value="7416.40786499876" calcext:value-type="float">
            <text:p>7416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loor Area:</text:p>
          </table:table-cell>
          <table:table-cell table:style-name="ce2" table:formula="of:=POWER(6000;2) * PI()" office:value-type="float" office:value="113097335.529233" calcext:value-type="float">
            <text:p>113097336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Volume:</text:p>
          </table:table-cell>
          <table:table-cell table:style-name="ce2" office:value-type="float" office:value="1118310000000" calcext:value-type="float">
            <text:p>1118310000000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Outer Surface Area:</text:p>
          </table:table-cell>
          <table:table-cell table:style-name="ce2" office:value-type="float" office:value="262515000" calcext:value-type="float">
            <text:p>262515000</text:p>
          </table:table-cell>
          <table:table-cell table:style-name="ce1" table:number-columns-repeated="3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00-00-00</text:date>, <text:time style:data-style-name="N2" text:time-value="17:43:11.81706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9:42:17</meta:creation-date>
    <dc:date>2018-11-29T17:48:32.980187277</dc:date>
    <meta:generator>LibreOffice/5.1.6.2$Linux_X86_64 LibreOffice_project/10m0$Build-2</meta:generator>
    <meta:editing-duration>PT6M32S</meta:editing-duration>
    <meta:editing-cycles>2</meta:editing-cycles>
    <meta:document-statistic meta:table-count="1" meta:cell-count="11" meta:object-count="0"/>
    <meta:user-defined meta:name="AppVersion">16.0300</meta:user-defined>
  </office:meta>
</office:document-meta>
</file>